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subtitle">
      <style:graphic-properties draw:fill-color="#ffffff" fo:min-height="12.54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start"/>
      <style:text-properties fo:hyphenate="false" loext:hyphenation-no-caps="false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center"/>
      <style:text-properties fo:hyphenate="false" loext:hyphenation-no-caps="false"/>
    </style:style>
    <style:style style:name="P10" style:family="paragraph">
      <style:paragraph-properties fo:margin-left="0cm" fo:margin-right="0cm" fo:text-align="start" fo:text-indent="0cm"/>
      <style:text-properties fo:hyphenate="false" loext:hyphenation-no-caps="false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32pt" fo:font-weight="normal" style:font-size-asian="32pt" style:font-weight-asian="normal" style:font-size-complex="32pt" style:font-weight-complex="normal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placeholder="true" presentation:user-transformed="true">
          <draw:text-box/>
        </draw:frame>
        <draw:frame presentation:style-name="pr2" draw:text-style-name="P3" draw:layer="layout" svg:width="22.5cm" svg:height="9.134cm" svg:x="4.5cm" svg:y="3.8cm" presentation:class="subtitle" presentation:user-transformed="true">
          <draw:text-box>
            <text:p><text:span text:style-name="T1">Projekt SkadesØkonomi</text:span></text:p>
            <text:p><text:span text:style-name="T1">Teknisk opbygnning</text:span></text:p>
            <text:p><text:span text:style-name="T1"/></text:p>
            <text:p><text:span text:style-name="T2">Civ.Ing. Bo Victor Thomsen</text:span></text:p>
            <text:p><text:span text:style-name="T2">AestasGIS</text:span></text:p>
            <text:p><text:span text:style-name="T1"/></text:p>
            <text:p text:style-name="P2"><text:span text:style-name="T3">Seminarer/Workshops feburar – marts 2022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Softwarebasis for projekt</text:p>
          </draw:text-box>
        </draw:frame>
        <draw:frame presentation:style-name="pr2" draw:text-style-name="P7" draw:layer="layout" svg:width="22.5cm" svg:height="9.134cm" svg:x="5.5cm" svg:y="3.8cm" presentation:class="subtitle" presentation:user-transformed="true">
          <draw:text-box>
            <text:list text:style-name="L2">
              <text:list-item>
                <text:p text:style-name="P5"><text:s/>PostgreSQL/PostGIS database system</text:p>
              </text:list-item>
              <text:list-item>
                <text:p text:style-name="P6"><text:s/>QGIS GIS platform </text:p>
              </text:list-item>
              <text:list-item>
                <text:p text:style-name="P6"><text:s/>Python baseret plugin til brugerflade</text:p>
                <text:p text:style-name="P6"><text:s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Hvorfor disse produkter ?</text:p>
          </draw:text-box>
        </draw:frame>
        <draw:frame presentation:style-name="pr2" draw:text-style-name="P7" draw:layer="layout" svg:width="22.5cm" svg:height="9.134cm" svg:x="4.5cm" svg:y="3.8cm" presentation:class="subtitle" presentation:user-transformed="true">
          <draw:text-box>
            <text:list text:style-name="L2">
              <text:list-item>
                <text:p text:style-name="P5"><text:s/>Open Source <text:s/></text:p>
              </text:list-item>
              <text:list-item>
                <text:p text:style-name="P6"><text:s/>Frit tilgængelige, gratis at installere og bruge</text:p>
              </text:list-item>
              <text:list-item>
                <text:p text:style-name="P6"><text:s/>Meget høj software kvalitet </text:p>
                <text:p text:style-name="P6"/>
                <text:p text:style-name="P6"/>
                <text:p text:style-name="P6"/>
                <text:p text:style-name="P6"><text:s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Metodeudvikling</text:p>
          </draw:text-box>
        </draw:frame>
        <draw:frame presentation:style-name="pr2" draw:text-style-name="P7" draw:layer="layout" svg:width="22.5cm" svg:height="9.134cm" svg:x="5.5cm" svg:y="3.8cm" presentation:class="subtitle" presentation:user-transformed="true">
          <draw:text-box>
            <text:list text:style-name="L2">
              <text:list-item>
                <text:p text:style-name="P5"><text:s/>Alle data til modeller er tabeller i databasen</text:p>
              </text:list-item>
              <text:list-item>
                <text:p text:style-name="P5"><text:s/>Alle modeller er udfærdiget som SQL</text:p>
              </text:list-item>
              <text:list-item>
                <text:p text:style-name="P5"><text:s/>QGIS benyttes (kun) som brugerflade</text:p>
              </text:list-item>
              <text:list-item>
                <text:p text:style-name="P5"><text:s/>”White box” system...</text:p>
              </text:list-item>
              <text:list-item>
                <text:p text:style-name="P5"><text:s text:c="5"/>Alle metoder/parametre er dokumenteret</text:p>
              </text:list-item>
              <text:list-item>
                <text:p text:style-name="P5"><text:s text:c="5"/>Alle SQL scripts er frit <text:s/>tilgængelige.</text:p>
              </text:list-item>
              <text:list-item>
                <text:p text:style-name="P5"><text:s text:c="5"/>Udvikling via offentlig GitHub repository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Installation og dokumentation</text:p>
          </draw:text-box>
        </draw:frame>
        <draw:frame presentation:style-name="pr2" draw:text-style-name="P7" draw:layer="layout" svg:width="22.5cm" svg:height="9.134cm" svg:x="5.5cm" svg:y="3.866cm" presentation:class="subtitle" presentation:user-transformed="true">
          <draw:text-box>
            <text:list text:style-name="L2">
              <text:list-header>
                <text:p text:style-name="P5"/>
              </text:list-header>
              <text:list-item>
                <text:p text:style-name="P5"><text:s/>Programmer og dokumentation på GitHub:<text:line-break/></text:p>
                <text:p text:style-name="P9"><text:span text:style-name="T4"><text:a xlink:href="https://github.com/skadesokonomi" xlink:type="simple">https://github.com/skadesokonomi</text:a></text:span><text:span text:style-name="T4"><text:line-break/></text:span><text:span text:style-name="T4"/></text:p>
              </text:list-item>
              <text:list-item>
                <text:p text:style-name="P5"><text:span text:style-name="T5"><text:s/></text:span><text:span text:style-name="T5">4 ”repositories”: ”Dokumentation”, <text:s text:c="4"/></text:span><text:span text:style-name="T5"><text:tab/></text:span><text:span text:style-name="T5">”Installation”, ”Udvikling” og ”Data”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Hvor er vi i udviklingen ?</text:p>
          </draw:text-box>
        </draw:frame>
        <draw:frame presentation:style-name="pr4" draw:text-style-name="P7" draw:layer="layout" svg:width="22.5cm" svg:height="13.795cm" svg:x="5.5cm" svg:y="1.536cm" presentation:class="subtitle" presentation:user-transformed="true">
          <draw:text-box>
            <text:list text:style-name="L2">
              <text:list-header>
                <text:p text:style-name="P5"/>
              </text:list-header>
              <text:list-item>
                <text:p text:style-name="P5"><text:s/>Version 1: Alle skadesmodeller,<text:line-break/> <text:s text:c="2"/>relativ simpel risikoberegning<text:line-break/></text:p>
              </text:list-item>
              <text:list-item>
                <text:p text:style-name="P5"><text:span text:style-name="T5"><text:s/></text:span><text:span text:style-name="T5">Version 1.1 : </text:span><text:span text:style-name="T5"><text:line-break/></text:span><text:span text:style-name="T5"> <text:s text:c="2"/>Bedre risikoberegning, model ”Bygninger”</text:span><text:span text:style-name="T5"><text:line-break/></text:span><text:span text:style-name="T5"> <text:s text:c="2"/>Forbedret brugerflade. </text:span><text:span text:style-name="T5"><text:line-break/></text:span><text:span text:style-name="T5"/></text:p>
              </text:list-item>
              <text:list-item>
                <text:p text:style-name="P10"><text:span text:style-name="T6"><text:s/></text:span><text:span text:style-name="T6">Version 1.2: </text:span><text:span text:style-name="T5">Bedre risikoberegning, </text:span><text:span text:style-name="T5"><text:line-break/></text:span><text:span text:style-name="T5"> <text:s text:c="2"/>øvrige modeller med økonomi beregning</text:span></text:p>
                <text:p text:style-name="P10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Version 2…</text:p>
          </draw:text-box>
        </draw:frame>
        <draw:frame presentation:style-name="pr2" draw:text-style-name="P7" draw:layer="layout" svg:width="22.5cm" svg:height="9.134cm" svg:x="5.5cm" svg:y="3.666cm" presentation:class="subtitle" presentation:user-transformed="true">
          <draw:text-box>
            <text:list text:style-name="L2">
              <text:list-header>
                <text:p text:style-name="P5"/>
              </text:list-header>
              <text:list-item>
                <text:p text:style-name="P5"><text:s/>Log facilitet</text:p>
              </text:list-item>
              <text:list-item>
                <text:p text:style-name="P5"><text:s/>Direkte brug af raster højdedata</text:p>
              </text:list-item>
              <text:list-item>
                <text:p text:style-name="P5"><text:s/>Konsistente modeller</text:p>
              </text:list-item>
              <text:list-item>
                <text:p text:style-name="P5"><text:s/>Bedre separation mellem brugerflade og model</text:p>
              </text:list-item>
              <text:list-item>
                <text:p text:style-name="P5"><text:s/>? </text:p>
                <text:p text:style-name="P10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a" fo:country="D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6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28T03:46:14.040000000</meta:creation-date>
    <meta:editing-duration>PT10M56S</meta:editing-duration>
    <meta:editing-cycles>3</meta:editing-cycles>
    <meta:generator>LibreOffice/7.2.2.2$Windows_X86_64 LibreOffice_project/02b2acce88a210515b4a5bb2e46cbfb63fe97d56</meta:generator>
    <dc:title>DNA</dc:title>
    <dc:date>2022-02-28T09:02:54.560000000</dc:date>
    <meta:document-statistic meta:object-count="130"/>
  </office:meta>
</office:document-meta>
</file>